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BX10" svg:font-family="CMBX10, 'Times New Roman'"/>
    <style:font-face style:name="Lucida Grande" svg:font-family="'Lucida Grande', 'Trebuchet MS', Helvetica, Arial, sans-serif"/>
    <style:font-face style:name="StarSymbol" svg:font-family="StarSymbol"/>
    <style:font-face style:name="Tahoma2" svg:font-family="Tahoma"/>
    <style:font-face style:name="Times New Roman1" svg:font-family="'Times New Roman'"/>
    <style:font-face style:name="Verdana" svg:font-family="Verdana"/>
    <style:font-face style:name="Courier New" svg:font-family="'Courier New'" style:font-family-generic="modern"/>
    <style:font-face style:name="Helvetica" svg:font-family="Helvetica" style:font-family-generic="swiss"/>
    <style:font-face style:name="helvetica" svg:font-family="helvetica" style:font-family-generic="swiss"/>
    <style:font-face style:name="Courier New1" svg:font-family="'Courier New'" style:font-family-generic="modern" style:font-pitch="fixed"/>
    <style:font-face style:name="PMingLiU" svg:font-family="PMingLiU, ·s²Ó©úÅ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style:font-name="Helvetica1"/>
    </style:style>
    <style:style style:name="P4" style:family="paragraph" style:parent-style-name="Standard">
      <style:paragraph-properties fo:line-height="200%" fo:text-align="center" style:justify-single-word="false"/>
      <style:text-properties style:font-name="Helvetica1" fo:font-size="72pt" style:font-size-asian="72pt" style:font-size-complex="72pt"/>
    </style:style>
    <style:style style:name="P5" style:family="paragraph" style:parent-style-name="Standard">
      <style:paragraph-properties fo:line-height="200%"/>
      <style:text-properties style:font-name="Helvetica1" fo:font-size="48pt" style:font-size-asian="48pt" style:font-size-complex="48pt"/>
    </style:style>
    <style:style style:name="P6" style:family="paragraph" style:parent-style-name="Standard">
      <style:paragraph-properties fo:line-height="200%"/>
      <style:text-properties style:font-name="Helvetica1" fo:font-size="12pt" fo:font-weight="bold" style:font-size-asian="12pt" style:font-weight-asian="bold" style:font-size-complex="12pt"/>
    </style:style>
    <style:style style:name="P7" style:family="paragraph" style:parent-style-name="Standard">
      <style:paragraph-properties fo:line-height="200%" fo:text-align="center" style:justify-single-word="false"/>
      <style:text-properties style:font-name="Helvetica1" fo:font-size="12pt" fo:font-weight="bold" style:font-size-asian="12pt" style:font-weight-asian="bold" style:font-size-complex="12pt"/>
    </style:style>
    <style:style style:name="P8" style:family="paragraph" style:parent-style-name="Standard">
      <style:paragraph-properties fo:line-height="200%" fo:text-align="start" style:justify-single-word="false"/>
      <style:text-properties style:font-name="Helvetica1" fo:font-size="12pt" fo:font-weight="bold" style:font-size-asian="12pt" style:font-weight-asian="bold" style:font-size-complex="12pt"/>
    </style:style>
    <style:style style:name="P9" style:family="paragraph" style:parent-style-name="Standard">
      <style:paragraph-properties fo:line-height="200%" fo:text-align="start" style:justify-single-word="false"/>
      <style:text-properties style:font-name="Helvetica1" fo:font-size="12pt" fo:font-weight="bold" style:font-size-asian="12pt" style:font-weight-asian="bold" style:font-size-complex="12pt" style:font-weight-complex="bold"/>
    </style:style>
    <style:style style:name="P10" style:family="paragraph" style:parent-style-name="Standard">
      <style:paragraph-properties fo:line-height="200%" fo:text-align="center" style:justify-single-word="false"/>
      <style:text-properties style:font-name="Helvetica1" fo:font-size="12pt" style:font-size-asian="12pt" style:font-size-complex="12pt"/>
    </style:style>
    <style:style style:name="P11" style:family="paragraph" style:parent-style-name="Standard">
      <style:paragraph-properties fo:line-height="200%"/>
      <style:text-properties style:font-name="Helvetica1" fo:font-size="12pt" style:font-size-asian="12pt" style:language-asian="zh" style:country-asian="TW" style:font-size-complex="12pt"/>
    </style:style>
    <style:style style:name="P12" style:family="paragraph" style:parent-style-name="Standard">
      <style:paragraph-properties fo:line-height="200%" fo:text-align="start" style:justify-single-word="false"/>
      <style:text-properties style:font-name="Helvetica1" fo:font-size="12pt" fo:font-weight="normal" style:font-size-asian="12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variant="normal" fo:text-transform="none" fo:color="#000000" style:font-name="Helvetica" fo:font-size="12pt" fo:letter-spacing="normal" fo:font-style="normal" fo:font-weight="normal" style:font-size-asian="12pt" style:font-size-complex="12pt"/>
    </style:style>
    <style:style style:name="P14" style:family="paragraph" style:parent-style-name="Standard">
      <style:paragraph-properties fo:margin-left="1.27cm" fo:margin-right="0cm" fo:line-height="200%" fo:text-indent="0cm" style:auto-text-indent="false"/>
    </style:style>
    <style:style style:name="P15" style:family="paragraph" style:parent-style-name="Standard">
      <style:paragraph-properties fo:margin-left="1.27cm" fo:margin-right="0cm" fo:line-height="200%" fo:text-indent="0cm" style:auto-text-indent="false"/>
      <style:text-properties style:font-name="Helvetica1" fo:font-size="12pt" style:font-size-asian="12pt" style:language-asian="zh" style:country-asian="TW" style:font-size-complex="12pt"/>
    </style:style>
    <style:style style:name="P16" style:family="paragraph" style:parent-style-name="Standard">
      <style:paragraph-properties fo:margin-left="1.27cm" fo:margin-right="0cm" fo:line-height="200%" fo:text-indent="0cm" style:auto-text-indent="false"/>
      <style:text-properties style:font-name="Helvetica1" fo:font-size="12pt" style:font-size-asian="12pt" style:font-size-complex="12pt"/>
    </style:style>
    <style:style style:name="P17" style:family="paragraph" style:parent-style-name="Standard">
      <style:paragraph-properties fo:margin-left="1.27cm" fo:margin-right="0cm" fo:line-height="200%" fo:text-indent="0cm" style:auto-text-indent="false"/>
      <style:text-properties style:font-name="Helvetica1" fo:font-size="12pt" fo:font-weight="bold" style:font-size-asian="12pt" style:font-weight-asian="bold" style:font-size-complex="12pt"/>
    </style:style>
    <style:style style:name="P18" style:family="paragraph" style:parent-style-name="Standard">
      <style:paragraph-properties fo:margin-left="1.27cm" fo:margin-right="0cm" fo:line-height="200%" fo:text-indent="0cm" style:auto-text-indent="false"/>
      <style:text-properties style:font-name="Helvetica1" fo:font-size="12pt" fo:font-weight="normal" style:font-size-asian="12pt" style:language-asian="zh" style:country-asian="TW" style:font-weight-asian="normal" style:font-size-complex="12pt" style:font-weight-complex="normal"/>
    </style:style>
    <style:style style:name="P19" style:family="paragraph" style:parent-style-name="List_20_Paragraph">
      <style:paragraph-properties fo:margin-left="1.27cm" fo:margin-right="0cm" fo:line-height="200%" fo:text-indent="0cm" style:auto-text-indent="false"/>
      <style:text-properties style:font-name="Helvetica1" fo:font-size="12pt" style:font-size-asian="12pt" style:font-size-complex="12pt"/>
    </style:style>
    <style:style style:name="P20" style:family="paragraph" style:parent-style-name="Standard">
      <style:paragraph-properties fo:margin-left="1.905cm" fo:margin-right="0cm" fo:line-height="200%" fo:text-indent="0cm" style:auto-text-indent="false"/>
      <style:text-properties style:font-name="Helvetica1" fo:font-size="12pt" style:font-size-asian="12pt" style:font-size-complex="12pt"/>
    </style:style>
    <style:style style:name="P21" style:family="paragraph" style:parent-style-name="Standard">
      <style:paragraph-properties fo:margin-left="1.905cm" fo:margin-right="0cm" fo:line-height="200%" fo:text-indent="0cm" style:auto-text-indent="false"/>
      <style:text-properties style:font-name="Helvetica1" fo:font-size="12pt" fo:font-style="normal" style:font-size-asian="12pt" style:font-style-asian="normal" style:font-size-complex="12pt" style:font-style-complex="normal"/>
    </style:style>
    <style:style style:name="P22" style:family="paragraph" style:parent-style-name="Standard">
      <style:paragraph-properties fo:margin-left="1.905cm" fo:margin-right="0cm" fo:line-height="200%" fo:text-indent="0cm" style:auto-text-indent="false"/>
    </style:style>
    <style:style style:name="P23" style:family="paragraph" style:parent-style-name="List_20_Paragraph">
      <style:paragraph-properties fo:margin-left="1.397cm" fo:margin-right="0cm" fo:line-height="200%" fo:text-indent="0cm" style:auto-text-indent="false"/>
    </style:style>
    <style:style style:name="P24" style:family="paragraph" style:parent-style-name="List_20_Paragraph">
      <style:paragraph-properties fo:margin-left="1.397cm" fo:margin-right="0cm" fo:line-height="200%" fo:text-indent="0cm" style:auto-text-indent="false"/>
      <style:text-properties style:font-name="Helvetica1" fo:font-size="12pt" style:font-size-asian="12pt" style:font-size-complex="12pt"/>
    </style:style>
    <style:style style:name="P25" style:family="paragraph" style:parent-style-name="List_20_Paragraph">
      <style:paragraph-properties fo:margin-left="1.397cm" fo:margin-right="0cm" fo:line-height="200%" fo:text-indent="0cm" style:auto-text-indent="false"/>
      <style:text-properties style:font-name="Helvetica1" fo:font-size="12pt" style:font-size-asian="12pt" style:language-asian="zh" style:country-asian="TW" style:font-size-complex="12pt"/>
    </style:style>
    <style:style style:name="P26" style:family="paragraph" style:parent-style-name="Text_20_body">
      <style:paragraph-properties fo:orphans="2" fo:widows="2"/>
      <style:text-properties fo:font-variant="normal" fo:text-transform="none" fo:color="#000000" style:font-name="Helvetica" fo:font-size="12pt" fo:letter-spacing="normal" fo:font-style="normal" fo:font-weight="normal" style:font-size-asian="12pt" style:font-size-complex="12pt"/>
    </style:style>
    <style:style style:name="P27" style:family="paragraph" style:parent-style-name="Text_20_body">
      <style:paragraph-properties fo:line-height="200%" fo:text-align="start" style:justify-single-word="false" fo:orphans="2" fo:widows="2"/>
      <style:text-properties fo:font-variant="normal" fo:text-transform="none" fo:color="#000000" style:font-name="Helvetica" fo:font-size="12pt" fo:letter-spacing="normal" fo:font-style="normal" fo:font-weight="normal" style:font-size-asian="12pt" style:font-weight-asian="bold" style:font-size-complex="12pt"/>
    </style:style>
    <style:style style:name="P28" style:family="paragraph" style:parent-style-name="List_20_Paragraph">
      <style:paragraph-properties fo:margin-left="2.159cm" fo:margin-right="0cm" fo:line-height="200%" fo:text-indent="0cm" style:auto-text-indent="false"/>
      <style:text-properties style:font-name="Helvetica1" fo:font-size="12pt" style:font-size-asian="12pt" style:font-size-complex="12pt"/>
    </style:style>
    <style:style style:name="P29" style:family="paragraph" style:parent-style-name="Standard" style:master-page-name="Standard">
      <style:paragraph-properties fo:line-height="200%" fo:text-align="center" style:justify-single-word="false" style:page-number="auto"/>
      <style:text-properties style:font-name="Helvetica1"/>
    </style:style>
    <style:style style:name="P30" style:family="paragraph" style:parent-style-name="Standard">
      <style:paragraph-properties fo:line-height="200%"/>
    </style:style>
    <style:style style:name="P31" style:family="paragraph" style:parent-style-name="Standard">
      <style:text-properties style:font-name="helvetica" fo:font-size="12pt" style:font-size-asian="12pt" style:font-size-complex="12pt"/>
    </style:style>
    <style:style style:name="P32" style:family="paragraph" style:parent-style-name="Standard">
      <style:text-properties style:font-name="Helvetica" fo:font-size="12pt" style:font-size-asian="12pt" style:font-size-complex="12pt"/>
    </style:style>
    <style:style style:name="P33" style:family="paragraph" style:parent-style-name="Standard">
      <style:paragraph-properties fo:margin-left="1.27cm" fo:margin-right="0cm" fo:line-height="200%" fo:text-indent="0cm" style:auto-text-indent="false"/>
    </style:style>
    <style:style style:name="P34" style:family="paragraph" style:parent-style-name="Standard" style:list-style-name="L1">
      <style:paragraph-properties fo:margin-left="1.27cm" fo:margin-right="0cm" fo:line-height="200%" fo:text-indent="0cm" style:auto-text-indent="false"/>
    </style:style>
    <style:style style:name="P35" style:family="paragraph" style:parent-style-name="Standard" style:list-style-name="WW8Num4">
      <style:paragraph-properties fo:margin-left="0cm" fo:margin-right="0cm" fo:line-height="200%" fo:text-indent="0cm" style:auto-text-indent="false"/>
      <style:text-properties style:font-name="Helvetica1" fo:font-size="12pt" fo:font-weight="normal" style:font-size-asian="12pt" style:font-weight-asian="normal" style:font-size-complex="12pt" style:font-weight-complex="normal"/>
    </style:style>
    <style:style style:name="P36" style:family="paragraph" style:parent-style-name="Standard" style:list-style-name="WW8Num4">
      <style:paragraph-properties fo:margin-left="0cm" fo:margin-right="0cm" fo:line-height="200%" fo:text-indent="0cm" style:auto-text-indent="false"/>
      <style:text-properties style:font-name="Helvetica1" fo:font-size="12pt" fo:font-weight="normal" style:font-size-asian="12pt" style:font-weight-asian="normal" style:font-size-complex="12pt" style:font-weight-complex="normal"/>
    </style:style>
    <style:style style:name="P37" style:family="paragraph" style:parent-style-name="List_20_Paragraph" style:list-style-name="WW8Num4">
      <style:paragraph-properties fo:margin-left="0cm" fo:margin-right="0cm" fo:line-height="200%" fo:text-indent="0cm" style:auto-text-indent="false"/>
      <style:text-properties style:font-name="Helvetica1" fo:font-size="14pt" fo:font-weight="bold" style:font-size-asian="14pt" style:font-weight-asian="bold" style:font-size-complex="14pt"/>
    </style:style>
    <style:style style:name="P38" style:family="paragraph" style:parent-style-name="List_20_Paragraph" style:list-style-name="WW8Num4">
      <style:paragraph-properties fo:margin-left="0cm" fo:margin-right="0cm" fo:line-height="200%" fo:text-indent="0cm" style:auto-text-indent="false"/>
      <style:text-properties style:font-name="Helvetica1" fo:font-size="14pt" style:font-size-asian="14pt" style:font-size-complex="12pt"/>
    </style:style>
    <style:style style:name="P39" style:family="paragraph" style:parent-style-name="List_20_Paragraph" style:list-style-name="WW8Num4">
      <style:paragraph-properties fo:margin-left="0cm" fo:margin-right="0cm" fo:line-height="200%" fo:text-indent="0cm" style:auto-text-indent="false"/>
      <style:text-properties style:font-name="Helvetica1" fo:font-size="12pt" fo:font-weight="bold" style:font-size-asian="12pt" style:font-weight-asian="bold" style:font-size-complex="12pt"/>
    </style:style>
    <style:style style:name="P40" style:family="paragraph" style:parent-style-name="List_20_Paragraph" style:list-style-name="WW8Num4">
      <style:paragraph-properties fo:margin-left="0cm" fo:margin-right="0cm" fo:line-height="200%" fo:text-indent="0cm" style:auto-text-indent="false"/>
      <style:text-properties style:font-name="Helvetica1" fo:font-size="12pt" fo:font-weight="bold" style:font-size-asian="12pt" style:language-asian="zh" style:country-asian="TW" style:font-weight-asian="bold" style:font-size-complex="12pt"/>
    </style:style>
    <style:style style:name="P41" style:family="paragraph" style:parent-style-name="List_20_Paragraph" style:list-style-name="WW8Num4">
      <style:paragraph-properties fo:margin-left="0cm" fo:margin-right="0cm" fo:line-height="200%" fo:text-indent="0cm" style:auto-text-indent="false"/>
      <style:text-properties style:font-name="Helvetica1" fo:font-size="12pt" fo:font-weight="normal" style:font-size-asian="12pt" style:font-weight-asian="normal" style:font-size-complex="12pt" style:font-weight-complex="normal"/>
    </style:style>
    <style:style style:name="P42" style:family="paragraph" style:parent-style-name="List_20_Paragraph" style:list-style-name="WW8Num4">
      <style:paragraph-properties fo:margin-left="0cm" fo:margin-right="0cm" fo:line-height="200%" fo:text-indent="0cm" style:auto-text-indent="false"/>
      <style:text-properties style:font-name="Helvetica1" fo:font-size="12pt" fo:font-weight="normal" style:font-size-asian="12pt" style:font-weight-asian="normal" style:font-size-complex="12pt" style:font-weight-complex="normal"/>
    </style:style>
    <style:style style:name="P43" style:family="paragraph" style:parent-style-name="List_20_Paragraph" style:list-style-name="WW8Num6">
      <style:paragraph-properties fo:margin-left="0cm" fo:margin-right="0cm" fo:line-height="200%" fo:text-indent="0cm" style:auto-text-indent="false"/>
      <style:text-properties style:font-name="Helvetica1" fo:font-size="12pt" style:font-size-asian="12pt" style:font-size-complex="12pt"/>
    </style:style>
    <style:style style:name="P44" style:family="paragraph" style:parent-style-name="List_20_Paragraph" style:list-style-name="WW8Num4">
      <style:paragraph-properties fo:margin-left="0cm" fo:margin-right="0cm" fo:line-height="200%" fo:text-indent="0cm" style:auto-text-indent="false"/>
      <style:text-properties style:font-name="Helvetica1" fo:font-size="12pt" style:font-size-asian="12pt" style:font-size-complex="12pt"/>
    </style:style>
    <style:style style:name="P45" style:family="paragraph" style:parent-style-name="List_20_Paragraph" style:list-style-name="WW8Num4">
      <style:paragraph-properties fo:margin-left="0cm" fo:margin-right="0cm" fo:line-height="200%" fo:text-indent="0cm" style:auto-text-indent="false"/>
    </style:style>
    <style:style style:name="P46" style:family="paragraph" style:parent-style-name="List_20_Paragraph" style:list-style-name="WW8Num6">
      <style:paragraph-properties fo:margin-left="0cm" fo:margin-right="0cm" fo:line-height="200%" fo:text-indent="0cm" style:auto-text-indent="false"/>
    </style:style>
    <style:style style:name="P47" style:family="paragraph" style:parent-style-name="List_20_Paragraph" style:list-style-name="WW8Num8">
      <style:paragraph-properties fo:margin-left="0cm" fo:margin-right="0cm" fo:line-height="200%" fo:text-indent="0cm" style:auto-text-indent="false"/>
    </style:style>
    <style:style style:name="P48" style:family="paragraph" style:parent-style-name="List_20_Paragraph" style:list-style-name="WW8Num4">
      <style:paragraph-properties fo:margin-left="0cm" fo:margin-right="0cm" fo:line-height="200%" fo:text-indent="0cm" style:auto-text-indent="false"/>
      <style:text-properties fo:font-weight="bold" style:font-weight-asian="bold" style:font-weight-complex="bold"/>
    </style:style>
    <style:style style:name="P49" style:family="paragraph" style:parent-style-name="List_20_Paragraph" style:list-style-name="WW8Num8">
      <style:paragraph-properties fo:margin-left="0cm" fo:margin-right="0cm" fo:line-height="200%" fo:text-indent="0cm" style:auto-text-indent="false"/>
      <style:text-properties fo:font-weight="bold" style:font-weight-asian="bold" style:font-weight-complex="bold"/>
    </style:style>
    <style:style style:name="P50" style:family="paragraph" style:parent-style-name="List_20_Paragraph" style:list-style-name="WW8Num4">
      <style:paragraph-properties fo:margin-left="1.397cm" fo:margin-right="0cm" fo:line-height="200%" fo:text-indent="0cm" style:auto-text-indent="false"/>
      <style:text-properties style:font-name="Helvetica1" fo:font-size="12pt" fo:font-weight="normal" style:font-size-asian="12pt" style:font-weight-asian="normal" style:font-size-complex="12pt" style:font-weight-complex="normal"/>
    </style:style>
    <style:style style:name="P51" style:family="paragraph" style:parent-style-name="List_20_Paragraph" style:list-style-name="WW8Num4">
      <style:paragraph-properties fo:margin-left="1.397cm" fo:margin-right="0cm" fo:line-height="200%" fo:text-indent="0cm" style:auto-text-indent="false"/>
      <style:text-properties style:font-name="Helvetica1"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List_20_Paragraph">
      <style:paragraph-properties fo:margin-left="1.397cm" fo:margin-right="0cm" fo:line-height="200%" fo:text-indent="0cm" style:auto-text-indent="false"/>
    </style:style>
    <style:style style:name="P53" style:family="paragraph" style:parent-style-name="List_20_Paragraph">
      <style:paragraph-properties fo:margin-left="1.27cm" fo:margin-right="0cm" fo:line-height="200%" fo:text-indent="0cm" style:auto-text-indent="false"/>
      <style:text-properties style:font-name="Helvetica1" fo:font-size="12pt" fo:font-weight="normal" style:font-size-asian="12pt" style:font-weight-asian="normal" style:font-size-complex="12pt" style:font-weight-complex="normal"/>
    </style:style>
    <style:style style:name="T1" style:family="text">
      <style:text-properties style:font-name="Helvetica1" fo:font-size="12pt" style:font-size-asian="12pt" style:font-size-complex="12pt"/>
    </style:style>
    <style:style style:name="T2" style:family="text">
      <style:text-properties style:font-name="Helvetica1" fo:font-size="12pt" style:font-size-asian="12pt" style:language-asian="zh" style:country-asian="TW" style:font-size-complex="12pt"/>
    </style:style>
    <style:style style:name="T3" style:family="text">
      <style:text-properties style:font-name="Helvetica1" fo:font-size="12pt" style:font-size-asian="12pt" style:font-name-complex="CMBX10" style:font-size-complex="12pt"/>
    </style:style>
    <style:style style:name="T4" style:family="text">
      <style:text-properties style:font-name="Helvetica1" fo:font-size="12pt" fo:font-weight="bold" style:font-size-asian="12pt" style:font-weight-asian="bold" style:font-size-complex="12pt"/>
    </style:style>
    <style:style style:name="T5" style:family="text">
      <style:text-properties style:font-name="Helvetica1" fo:font-size="12pt" fo:font-weight="bold" style:font-size-asian="12pt" style:font-weight-asian="bold" style:font-size-complex="12pt" style:font-weight-complex="bold"/>
    </style:style>
    <style:style style:name="T6" style:family="text">
      <style:text-properties style:font-name="Helvetica1" fo:font-size="12pt" fo:font-weight="bold" style:font-size-asian="12pt" style:language-asian="zh" style:country-asian="TW" style:font-weight-asian="bold" style:font-size-complex="12pt"/>
    </style:style>
    <style:style style:name="T7" style:family="text">
      <style:text-properties style:font-name="Helvetica1" fo:font-size="12pt" fo:font-style="italic" style:font-size-asian="12pt" style:font-style-asian="italic" style:font-size-complex="12pt"/>
    </style:style>
    <style:style style:name="T8" style:family="text">
      <style:text-properties style:font-name="Helvetica1" fo:font-size="12pt" fo:font-style="italic" style:font-size-asian="12pt" style:font-style-asian="italic" style:font-size-complex="12pt" style:font-style-complex="italic"/>
    </style:style>
    <style:style style:name="T9" style:family="text">
      <style:text-properties style:font-name="Helvetica1" fo:font-size="12pt" fo:font-style="italic" style:font-size-asian="12pt" style:language-asian="zh" style:country-asian="TW" style:font-style-asian="italic" style:font-size-complex="12pt"/>
    </style:style>
    <style:style style:name="T10" style:family="text">
      <style:text-properties style:font-name="Helvetica1" fo:font-size="12pt" fo:font-style="normal" style:font-size-asian="12pt" style:language-asian="zh" style:country-asian="TW" style:font-style-asian="normal" style:font-size-complex="12pt" style:font-style-complex="normal"/>
    </style:style>
    <style:style style:name="T11" style:family="text">
      <style:text-properties style:font-name="Helvetica1" fo:font-size="12pt" fo:font-style="normal" style:font-size-asian="12pt" style:font-style-asian="normal" style:font-size-complex="12pt" style:font-style-complex="normal"/>
    </style:style>
    <style:style style:name="T12" style:family="text">
      <style:text-properties style:font-name="Helvetica1" fo:font-size="12pt" fo:font-weight="normal" style:font-size-asian="12pt" style:font-weight-asian="normal" style:font-size-complex="12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variant="normal" fo:text-transform="none" fo:color="#000000" style:font-name="Helvetica" fo:font-size="12pt" fo:letter-spacing="normal" fo:font-style="normal" fo:font-weight="normal" style:font-size-asian="12pt" style:font-size-complex="12pt"/>
    </style:style>
    <style:style style:name="T16" style:family="text">
      <style:text-properties fo:font-variant="normal" fo:text-transform="none" fo:color="#000000" style:font-name="Helvetica" fo:font-size="12pt" fo:letter-spacing="normal" fo:font-style="normal" fo:font-weight="bold" style:font-size-asian="12pt" style:font-size-complex="12pt"/>
    </style:style>
    <style:style style:name="T17" style:family="text">
      <style:text-properties fo:font-variant="normal" fo:text-transform="none" fo:color="#000000" style:font-name="helvetica"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letter-spacing="normal" fo:font-style="normal"/>
    </style:style>
    <style:style style:name="T19" style:family="text">
      <style:text-properties style:font-name="Helvetica" fo:font-size="12pt" style:font-size-asian="12pt" style:font-size-complex="12pt"/>
    </style:style>
    <style:style style:name="T20" style:family="text">
      <style:text-properties style:font-name="Helvetica" fo:font-size="12pt" style:font-size-asian="12pt" style:font-name-complex="CMBX10" style:font-size-complex="12pt"/>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ize="12pt"/>
    </style:style>
    <style:style style:name="T26" style:family="text">
      <style:text-properties style:font-size-asian="12pt"/>
    </style:style>
    <style:style style:name="T27" style:family="text">
      <style:text-properties style:font-weight-asian="bold"/>
    </style:style>
    <style:style style:name="T28" style:family="text">
      <style:text-properties style:font-size-complex="12pt"/>
    </style:style>
    <style:style style:name="T29" style:family="text">
      <style:text-properties fo:color="#000000"/>
    </style:style>
    <style:style style:name="T30" style:family="text">
      <style:text-properties fo:color="#000000" style:font-name="helvetica" fo:font-size="12pt" fo:font-weight="normal" style:font-size-asian="12pt" style:font-weight-asian="normal" style:font-size-complex="12pt" style:font-weight-complex="normal"/>
    </style:style>
    <style:style style:name="T31" style:family="text">
      <style:text-properties style:font-name="Helvetica" fo:font-size="12pt" style:font-size-asian="12pt" style:font-size-complex="12pt"/>
    </style:style>
    <style:style style:name="T32" style:family="text">
      <style:text-properties style:font-name="helvetica"/>
    </style:style>
    <style:style style:name="T33" style:family="text">
      <style:text-properties style:font-weight-asian="normal"/>
    </style:style>
    <style:style style:name="T34" style:family="text">
      <style:text-properties style:font-weight-complex="normal"/>
    </style:style>
    <text:list-style style:name="L1">
      <text:list-level-style-bullet text:level="1" text:style-name="Bullet_20_Symbols" style:num-suffix="." text:bullet-char="●">
        <style:list-level-properties text:space-before="0.106cm" text:min-label-width="0.635cm"/>
        <style:text-properties style:font-name="StarSymbol"/>
      </text:list-level-style-bullet>
      <text:list-level-style-bullet text:level="2" text:style-name="Bullet_20_Symbols" style:num-suffix="." text:bullet-char="○">
        <style:list-level-properties text:space-before="1.376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56cm" text:min-label-width="0.635cm"/>
        <style:text-properties style:font-name="StarSymbol"/>
      </text:list-level-style-bullet>
      <text:list-level-style-bullet text:level="7" text:style-name="Bullet_20_Symbols" style:num-suffix="." text:bullet-char="●">
        <style:list-level-properties text:space-before="7.726cm" text:min-label-width="0.635cm"/>
        <style:text-properties style:font-name="StarSymbol"/>
      </text:list-level-style-bullet>
      <text:list-level-style-bullet text:level="8" text:style-name="Bullet_20_Symbols" style:num-suffix="." text:bullet-char="○">
        <style:list-level-properties text:space-before="8.996cm" text:min-label-width="0.635cm"/>
        <style:text-properties style:font-name="StarSymbol"/>
      </text:list-level-style-bullet>
      <text:list-level-style-bullet text:level="9" text:style-name="Bullet_20_Symbols" style:num-suffix="." text:bullet-char="■">
        <style:list-level-properties text:space-before="10.266cm" text:min-label-width="0.635cm"/>
        <style:text-properties style:font-name="StarSymbol"/>
      </text:list-level-style-bullet>
      <text:list-level-style-bullet text:level="10" text:style-name="Bullet_20_Symbols" style:num-suffix="." text:bullet-char="●">
        <style:list-level-properties text:space-before="11.536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start text:name="_GoBack"/><text:bookmark-end text:name="_GoBack"/></text:p>
      <text:p text:style-name="P3"/>
      <text:p text:style-name="P3"/>
      <text:p text:style-name="P3"/>
      <text:p text:style-name="P3"/>
      <text:p text:style-name="P3"/>
      <text:p text:style-name="P3"/>
      <text:p text:style-name="P4">MA3</text:p>
      <text:p text:style-name="P3"/>
      <text:p text:style-name="P3"/>
      <text:p text:style-name="P5"/>
      <text:p text:style-name="P7"/>
      <text:p text:style-name="P7"><text:soft-page-break/>Texas Holdem Poker AI</text:p>
      <text:p text:style-name="P7">Utilizing Machine Learning Techniques</text:p>
      <text:p text:style-name="P7"/>
      <text:p text:style-name="P10">By</text:p>
      <text:p text:style-name="P10">Isaac Lewis</text:p>
      <text:p text:style-name="P10"/>
      <text:p text:style-name="P10">Advised by</text:p>
      <text:p text:style-name="P10">Prof Brian Mak</text:p>
      <text:p text:style-name="P10"/>
      <text:p text:style-name="P10"/>
      <text:p text:style-name="P10">Submitted in partial fulfillment of the</text:p>
      <text:p text:style-name="P10">Requirements for COMP397</text:p>
      <text:p text:style-name="P10">In the</text:p>
      <text:p text:style-name="P10">Department of Computer Science and Engineering</text:p>
      <text:p text:style-name="P10">The Hong Kong University of Science and Technology</text:p>
      <text:p text:style-name="P10">2010-2011</text:p>
      <text:p text:style-name="P10"/>
      <text:p text:style-name="P10"><text:soft-page-break/></text:p>
      <text:p text:style-name="P6">Table of Conten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text:style-name="WW8Num4">
        <text:list-item>
          <text:p text:style-name="P38"><text:soft-page-break/>Introduction</text:p>
          <text:list>
            <text:list-item>
              <text:p text:style-name="P45"><text:span text:style-name="T1"><text:s/></text:span><text:span text:style-name="T4">Overview</text:span></text:p>
            </text:list-item>
          </text:list>
        </text:list-item>
      </text:list>
      <text:p text:style-name="P23"><text:span text:style-name="T1">Poker is an interesting area for artificial intelligence (AI) research, as, unlike games such as Chess, Go or Checkers, it shares many of the features of the real world; namely, it is </text:span><text:span text:style-name="T7">stochastic </text:span><text:span text:style-name="T1">– chance plays a large role – and an </text:span><text:span text:style-name="T7">imperfect information game </text:span><text:span text:style-name="T1">– players must make decisions without knowing the exact state of the world.</text:span></text:p>
      <text:p text:style-name="P24">AI techniques that are useful in games like Chess – such as the minimax algorithm – are therefore ineffective in the context of poker [1]. Instead, different AI techniques must be developed to create a winning poker AI. Poker research does not only aim at winning poker games - it also aims to gain insights into AI that could be utilized in real world applications.</text:p>
      <text:p text:style-name="P23"><text:span text:style-name="T1">Another factor in poker AI research is that poker is a game that rewards players for misleading opponents – </text:span><text:span text:style-name="T7">bluffing </text:span><text:span text:style-name="T1">and </text:span><text:span text:style-name="T7">trapping </text:span><text:span text:style-name="T1">– and conversely, trying to second-guess opponents’ behavior, calling their bluffs and avoiding their traps. Just as Go forces computers to compete with humans’ innate pattern recognition </text:span><text:span text:style-name="T1">ability, so poker </text:span><text:span text:style-name="T2">requires</text:span><text:span text:style-name="T1"> </text:span><text:span text:style-name="T2">them</text:span><text:span text:style-name="T1"> to compete with humans’ capacity for misdirection and deceit. Again, such AI may find utility in the real world - such as in business or politics.</text:span></text:p>
      <text:p text:style-name="P23"><text:span text:style-name="T2">It</text:span><text:span text:style-name="T1"> should be noted there are several different forms of poker and several different game types, varying by the number of players and reward structure. </text:span><text:span text:style-name="T2">This project </text:span><text:soft-page-break/><text:span text:style-name="T2">will focus on </text:span><text:span text:style-name="T9">Heads-Up Limit Texas Holdem </text:span><text:span text:style-name="T10">(a glossary of poker terms and an explanation of the rules can be found at [9])</text:span><text:span text:style-name="T9">. </text:span><text:span text:style-name="T2">If a successful Limit strategy is found, we will attempt to adapt it so that it can also be applied to </text:span><text:span text:style-name="T9">No-Limit Texas Holdem - </text:span><text:span text:style-name="T10">No-Limit is even more difficult for computer players as bet sizes are unlimited, meaning there is a very large number of possible actions at any given point.</text:span></text:p>
      <text:p text:style-name="P25"/>
      <text:list text:style-name="WW8Num4" text:continue-numbering="true">
        <text:list-item>
          <text:list text:continue-numbering="true">
            <text:list-item>
              <text:p text:style-name="P39">Objectives</text:p>
            </text:list-item>
          </text:list>
        </text:list-item>
      </text:list>
      <text:p text:style-name="P14"><text:span text:style-name="T2">An </text:span><text:span text:style-name="T1">important element of many computer poker players is </text:span><text:span text:style-name="T7">opponent modeling; </text:span><text:span text:style-name="T1">that is, attempting to predict an opponent’s future actions [2]. For this project, we</text:span><text:span text:style-name="T2"> </text:span><text:span text:style-name="T1">will attempt to find a superior opponent modeling strategy by utilizing machine learning techniques. To do this, we will implement a poker server, a basic pokerbot, and an improved pokerbot.</text:span></text:p>
      <text:p text:style-name="P14"><text:span text:style-name="T2">The first part of the project will require creating a </text:span><text:span text:style-name="T6">poker server </text:span><text:span text:style-name="T2">that correctly enforces the rules of Texas Holdem poker between two opponents (who may be </text:span><text:span text:style-name="T2">humans or computer programs). If time permits, I will create a web-based frontend for the server, which will allow the improved pokerbot to practice against humans from around the world. </text:span></text:p>
      <text:p text:style-name="P14"><text:span text:style-name="T2">I will then implement a </text:span><text:span text:style-name="T6">basic pokerbot</text:span><text:span text:style-name="T2">; i.e., one that implements a tried-and-tested strategy. This will most likely be the </text:span><text:span text:style-name="T6">miximix algorithm</text:span><text:span text:style-name="T2">, though I may experiment with other strategies. The basic pokerbot will from now on be referred to as the Totally Essential Algorithmic pokerbot, or TEAbot for short.</text:span></text:p>
      <text:p text:style-name="P14"><text:soft-page-break/><text:span text:style-name="T2">Next, I will attempt to create an </text:span><text:span text:style-name="T6">improved pokerbot</text:span><text:span text:style-name="T2">, using the approach mentioned above; this will require experimenting with different machine learning techniques to discover the optimum opponent modeling strategy. The improved pokerbot will be referred to as the Correct Opponent Forecasting For Enhanced Effect pokerbot, or COFFEEbot.</text:span></text:p>
      <text:p text:style-name="P15">The first objective may be time-consuming, but it should not be technically challenging; the only constraint is that the server should be reasonably fast. The second and third objectives are the most challenging; these will require researching and implementing existing pokerbot architectures and researching machine learning methods to improve those architectures. Since both these areas are unfamiliar to the team, we expect that this will take up the majority of time spent on this project.</text:p>
      <text:list text:style-name="WW8Num4" text:continue-numbering="true">
        <text:list-item>
          <text:list text:continue-numbering="true">
            <text:list-item>
              <text:p text:style-name="P40">Literature Survey</text:p>
            </text:list-item>
          </text:list>
        </text:list-item>
      </text:list>
      <text:p text:style-name="P15">With the rise in popularity of online poker over the last few years, an increasing number of people are attempting to create automatic poker players, with varying degrees of success. Since online casinos usually frown upon botting, such players tend not to publicize their successful techniques. [3]</text:p>
      <text:p text:style-name="P14"><text:span text:style-name="T2">On the other hand, computer poker has also begun to receive increasing amounts of academic attention, with a large amount of research coming from the </text:span><text:span text:style-name="T9">Computer Poker Research Group </text:span><text:span text:style-name="T2">at the University of Alberta. As survey of common approaches to poker AI follows, along with examples of some notable pokerbots.</text:span></text:p>
      <text:p text:style-name="P14"><text:soft-page-break/><text:span text:style-name="T2">There are two main types of strategies for poker AIs; </text:span><text:span text:style-name="T6">equilibrium </text:span><text:span text:style-name="T2">and </text:span><text:span text:style-name="T6">exploitative </text:span><text:span text:style-name="T2">strategies. Equilibrium strategies attempt to find a strategy that approximates a Nash equilibrium; this way, they are guaranteed to not lose by a large amount, but they are also unlikely to win by a large amount. Exploitative strategies attempt to adapt their play to take advantage of their opponent’s weaknesses; this means they can potentially win much more, but also lose much more (especially against an opponent that changes its strategy over time).</text:span></text:p>
      <text:p text:style-name="P14"><text:span text:style-name="T6">Rule-based bots</text:span><text:span text:style-name="T2"> follow explicitly defined behavior depending on their situation. They are generally ineffective, as there are too many possible situations in poker to define rules for all of them. However, since they are simple to create they are very common. In fact, software exists that allows such bots to be created by individuals with little or no programming knowledge [3]. </text:span><text:span text:style-name="T6">Loki</text:span><text:span text:style-name="T2"> was one of the first bots created by Alberta’s Computer Poker Research Group, and followed a rule-based strategy.</text:span></text:p>
      <text:p text:style-name="P14"><text:span text:style-name="T6">Polaris </text:span><text:span text:style-name="T2">utilizes </text:span><text:span text:style-name="T6">Conterfactual Regret Minimization</text:span><text:span text:style-name="T2">; which constructs a Nash-equilibrium strategy for an abstract form of poker and then repeatedly plays the bot against itself to refine the strategy [1]. In short games, it is very strong. At the </text:span><text:span text:style-name="T2">2007 Man-Machine Poker Tournament it defeated a human poker champion, Phil Laak. However, given sufficient time, an exploitative opponent can find weaknesses in its play. These weaknesses stem from the difference between the real game of poker and the abstracted version Polaris uses to construct its strategy.</text:span></text:p>
      <text:p text:style-name="P14"><text:soft-page-break/><text:span text:style-name="T6">Vexbot</text:span><text:span text:style-name="T2"> is an exploitative bot that utilizes the </text:span><text:span text:style-name="T6">miximix algorithm</text:span><text:span text:style-name="T2">. This is a generalization of the minimax algorithm where each opponent node is treated as a chance node. Each possible action is weighted with the estimated probability the opponent will take that action [2]. Estimating these probabilities requires some form of opponent modeling; Vexbot achieves this through Bayesian updating based on observations of an opponent’s play. As an exploitative bot, it is generally weak to begin with, but becomes stronger as it adapts to its opponent. Its main weaknesses are that it can take too long to learn an opponent’s strategy, and that it cannot adapt to an opponent that changes its strategy over time.</text:span></text:p>
      <text:p text:style-name="P15">Our final year project will make use of the miximix algorithm, and will attempt to find an improved method of opponent modeling by utilizing machine learning techniques. The basic strategy will be to treat opponent modeling as a <text:span text:style-name="T14">supervised learning </text:span><text:span text:style-name="T22">problem.</text:span></text:p>
      <text:p text:style-name="P18">Supervised learning problems are a class of problems where an algorithm is given a set of training data, and from that data attempts to find a function between the input variables and the output variables. That function can then be used to make predictions on new data [4]. For example, spam filters typically use a supervised learning algorithm known as Bayesian filtering, and are trained on a set of emails previously marked as either spam or non-spam. In this case, the input variables may be the frequency of various words found in the emails, and the output variable will be a single boolean representing whether the email is <text:soft-page-break/>legitimate. Common supervised learning algorithms include decision trees, neural networks, and support vector machines.</text:p>
      <text:p text:style-name="P18">When treating opponent modeling as a supervised learning problem, we obtain training data from observations of an opponent's past actions, and attempt to find a function that maps known information about the game to a prediction of the opponent's actions. Half of the problem is choosing the correct input variables to the function, that is, determining which pieces of information are most relevant. Determining which supervised learning algorithm to use is the other half.</text:p>
      <text:p text:style-name="P15"/>
      <text:list text:style-name="WW8Num4" text:continue-numbering="true">
        <text:list-item>
          <text:p text:style-name="P37">Progress</text:p>
          <text:list>
            <text:list-item>
              <text:p text:style-name="P39">Design</text:p>
              <text:list>
                <text:list-item>
                  <text:p text:style-name="P39">Design Poker Server and Interface</text:p>
                </text:list-item>
              </text:list>
            </text:list-item>
          </text:list>
        </text:list-item>
      </text:list>
      <text:p text:style-name="P20">We considered how the poker server was to be implemented, the communications channel used to send messages between the server and clients, and the protocol for the messages sent. We also designed a web interface to facilitate play between TEAbot, COFFEEbot and human players.</text:p>
      <text:p text:style-name="P20">We decided to use an object-oriented design for the poker server, facilitating the use of the software engineering concept of <text:span text:style-name="T23">separation of concerns. </text:span><text:span text:style-name="T24">For example, the code for enforcing the rules of poker and the code for communicating with clients were encapsulated in different classes, allowing </text:span><text:soft-page-break/><text:span text:style-name="T24">the implementation of one component to be changed without affecting other components.</text:span></text:p>
      <text:p text:style-name="P21">Initially, we chose to use Unix named pipes for communication between the server and clients. However, during the implementation stage we were forced to switch to the use of TCP for communication. Details of this change and the reasons for it are found in the implementation section below.</text:p>
      <text:p text:style-name="P20"><text:span text:style-name="T24">Another consideration when designing the client-server interface was the number of clients we should allow to connect to the server at any one time. We considered allowing multiple clients to connect simultaneously and challenge each other to games. Since this would have complicated the design, and required the server to be multi-threaded, we instead opted for a much simpler solution. The server would only accept connections from two players; once two players had connected, the server would automatically begin a game between them. A potential downside of this solution is that it </text:span><text:span text:style-name="T24">makes it difficult to allow TEAbot and COFFEEbot to play with humans over the internet, since a new server process must be spawned for every pair of players. However, we felt the speedup in development time outweighed this consideration.</text:span></text:p>
      <text:p text:style-name="P21">We designed the communications protocol between the clients and the server to be in human-readable format. This was to facilitate debugging. During the implementation stage, we realised that the protocol required a slight redesign to increase the quantity and comprehensiveness of messages sent. This <text:soft-page-break/>change was needed to provide the clients with more complete information about the current game state.</text:p>
      <text:p text:style-name="P22"><text:span text:style-name="T1">We also designed a web-based interface for the server. We had to consider both the user interface (UI), and the backend implementation. When designing the UI, we considered the </text:span><text:span text:style-name="T8">Principles of User Interface Design, </text:span><text:span text:style-name="T11">which includes the requirements that the UI should be structured and simple, and that relevant information should be visible while irrelevant and distracting information should be hidden. We believe the current design is adequate, but hope to improve it before the end of the project to fully meet the above requirements. Details of the backend implementation for the web interface are included in the implementation section.</text:span></text:p>
      <text:list text:style-name="WW8Num4" text:continue-numbering="true">
        <text:list-item>
          <text:list text:continue-numbering="true">
            <text:list-item>
              <text:list text:continue-numbering="true">
                <text:list-item>
                  <text:p text:style-name="P39">Analyze poker AI algorithms</text:p>
                </text:list-item>
              </text:list>
            </text:list-item>
          </text:list>
        </text:list-item>
      </text:list>
      <text:p text:style-name="P19">We looked at the existing poker AI algorithms to discover which appeared the most promising for our purposes, and look at limitations of those algorithms.</text:p>
      <text:p text:style-name="P19">We confirmed out previous decision to make use of the miximix algorithm, as it is a relatively strong algorithm that has considerable room for improvement if a better opponent modeling strategy can be found.</text:p>
      <text:p text:style-name="P19">It became clear during our background reading that there would be two areas of difficulty when designing a bot that utilized the miximix algorithm. The first, as mentioned above, would be finding a good opponent modeling function. The second problem, slightly related to the first, would be predicting a player's probability of winning at <text:span text:style-name="T24">showdown, when both players' cards are revealed. </text:span>[5]</text:p>
      <text:list text:style-name="WW8Num4" text:continue-numbering="true">
        <text:list-item>
          <text:list text:continue-numbering="true">
            <text:list-item>
              <text:list text:continue-numbering="true">
                <text:list-item>
                  <text:p text:style-name="P39"><text:soft-page-break/>Design architecture of TEAbot/COFFEEbot</text:p>
                </text:list-item>
              </text:list>
            </text:list-item>
          </text:list>
        </text:list-item>
      </text:list>
      <text:p text:style-name="P20">An object-oriented design was also used for the pokerbots, to ensure the separation of <text:s/>responsibilities between different classes. It also meant that TEAbot and COFFEEbot could easily share code; only the components that would be improved would need to be changed when writing COFFEEbot.</text:p>
      <text:p text:style-name="P20">A Client class handles the network interface with the server. Messages from the server fall into two main categories: information on the current game state, and prompts for action. Information messages are used to update a GameState object, which represents the current state of the world as known to the pokerbot. If the messages are about opponent actions, an OpponentModel object is also updated. When a prompt for action is received, the pokerbot creates three new GameState objects which represent the game state that results if it bets, checks or folds. It then determines the expected value (EV) of each of these states and selects the one with the highest EV. The GameState object is responsible for calculating EV, which it achieves by following the miximix algorithm. In the process of doing this, it makes use of the OpponentModel object to predict the opponent's actions and a HandEvaluator object to predict it's chances of winning.</text:p>
      <text:list text:style-name="WW8Num4" text:continue-numbering="true">
        <text:list-item>
          <text:list text:continue-numbering="true">
            <text:list-item>
              <text:list text:continue-numbering="true">
                <text:list-item>
                  <text:p text:style-name="P39"><text:s/>Research and analyze machine learning algorithms</text:p>
                </text:list-item>
              </text:list>
            </text:list-item>
          </text:list>
        </text:list-item>
      </text:list>
      <text:p text:style-name="P28">We analyzed different machine learning algorithms and considered which ones are worth experimenting with. We plan to test the performance of <text:soft-page-break/>decision trees, naive bayes classifiers, neural networks and support vector machines, though we may experiment with others, time permitting. </text:p>
      <text:p text:style-name="P28">We still need to consider what will be used as input to the learning algorithms. The amount of potentially relevant information in predicting an opponent's actions is quite large - in machine learning parlance, we say the problem exhibits high <text:span text:style-name="T23">dimensionality</text:span><text:span text:style-name="T24">. Therefore,</text:span><text:span text:style-name="T23"> </text:span><text:span text:style-name="T24">finding a subset of the data that is adequate for predictive purposes is key to good performance.</text:span></text:p>
      <text:p text:style-name="P28">We also considered attempting to use a supervised learning algorithm to learn things other than predictions of an opponent's actions. For example, they could be used to estimate what cards an opponent is holding, or what kind of strategy an opponent is following. However, we decided that this would create extra complexity and was outside the scope of the project.</text:p>
      <text:list text:style-name="WW8Num4" text:continue-numbering="true">
        <text:list-item>
          <text:list text:continue-numbering="true">
            <text:list-item>
              <text:p text:style-name="P39">Implementation</text:p>
              <text:list>
                <text:list-item>
                  <text:p text:style-name="P39"><text:s/>Poker Server</text:p>
                </text:list-item>
              </text:list>
            </text:list-item>
          </text:list>
          <text:p text:style-name="P50">Since the poker server was complicated, but was not considered to be a performance bottleneck, we chose to write it in the Ruby programming language. We chose Ruby for this task, as opposed to a faster language such as Java or C, as we believed that it would allow us to implement the server much more quickly. As a scripting language, Ruby enables rapid development time, at the cost of runtime efficiency. [6]</text:p>
          <text:p text:style-name="P50"><text:soft-page-break/>Our target was for the server to respond within 5% of the time given to players to make their decisions; since some poker algorithms require a long time to make a decision, this should not be difficult. Memory requirements for the server were low as it only needs to record a small amount of state. The server meets these requirements.</text:p>
          <text:p text:style-name="P50">One issue that arose during the implementation phase was the difficulty in ranking a set of cards according the rules of poker. This complexity is inherent in the rules of poker, as there are numerous factors to consider when deciding which of two sets of cards has the higher rank. For this section of the project, a somewhat naive solution was developed in Ruby. However, TEAbot and COFFEEbot also need the ability to rank hands, with the difference that they need to use this ability thousands of times per second. The search for a more efficient solution is detailed below, in the section on the development of TEAbot.</text:p>
          <text:p text:style-name="P51">Another issue that arose was the need to choose an alternative to Unix named pipes for communication. We discovered that the standard library of Java, the language used for implementing TEAbot and COFFEEbot, does not include an interface for Unix pipes. Therefore, we switched to the use of TCP for communication between the clients and the server, as it is one of the few communication protocols supported by both the Java and Ruby standard libraries. This demonstrated the benefits of following the concept of separation of concerns; as the code for communicating with clients was encapsulated in one class, implementing this change was relatively simple. </text:p>
          <text:list>
            <text:list-item>
              <text:list>
                <text:list-item>
                  <text:p text:style-name="P39"><text:soft-page-break/><text:s/>Web Interface</text:p>
                  <text:p text:style-name="P41">The backend of the web interface was also implemented in Ruby, and runs as a separate process to the poker server. The rationale for this was to facilitate debugging, and allow one process to fail without affecting the other.</text:p>
                  <text:p text:style-name="P41">Socket::TCPServer, a class contained in the standard library, is used as a web server. This web server also acts as a client to the poker server, sending and receiving messages as appropriate.</text:p>
                  <text:p text:style-name="P41">When a browser sends a request to the web server, it responds with the appropriate HTML, CSS, Javascript and AJAX to allow the browser to render the current game state. If a response is required from the player, the appropriate action buttons are also rendered as HTML forms. Clicking on one of these buttons sends the player's action the web server, which sends it to the poker server. Thus, the web server acts as an intermediary between the poker server and the human player.</text:p>
                  <text:p text:style-name="P41">If time permits, we will improve the design of the web frontend to provide clearer information and also enhance visual appeal.</text:p>
                </text:list-item>
                <text:list-item>
                  <text:p text:style-name="P39"><text:s/>TEAbot</text:p>
                  <text:p text:style-name="P41">TEAbot was implemented in Java. This was because Java is a language that the team was familiar with that provides reasonably high performance. Another benefit is that Weka, a popular machine learning library, is also <text:soft-page-break/>implemented in Java. As a result, experimenting with different machine learning algorithms is straightforward.</text:p>
                  <text:p text:style-name="P41">Since we had sketched out the mixmix algorithm in detail during the design phases, converting it to code was relatively straightforward. As mentioned above, we still had to consider the problems of opponent modeling and estimating win probabilities. As TEAbot was intended to be a basic proof-of-concept for the mixmix algorithm, we aimed to find the simplest solutions to these problems.</text:p>
                  <text:p text:style-name="P45"><text:span text:style-name="T12">For estimating win probabilities, we used the same strategy that Vexbot employs. This requires maintaining a histogram of opponent hand strengths from previous rounds with similar betting sequences. [5] From this histogram, we calculate the probability that the player's hand will have a higher rank than the opponent's. If we have no observations for a particular </text:span><text:span text:style-name="T12">betting sequence, we assume the opponent's hand strength will follow a uniform distribution.</text:span></text:p>
                  <text:p text:style-name="P45"><text:span text:style-name="T12">Having a function that can efficiently calculate hand rankings is therefore important. <text:s/>Fortunately, numerous innovative solutions to this problem have been developed [7], and we decided to make use of one of these rather than "reinvent the wheel". <text:s/>We used a hand evaluator library for Java developed by users of the PokerAI.org forums [8]. </text:span></text:p>
                  <text:p text:style-name="P41">TEAbot's opponent modeling strategy is very simple; it assumes that its opponents play a random strategy, choosing to bet, call or fold based on <text:soft-page-break/>some fixed probabilities. For example, if it has observed the opponent bet once, call twice, and fold three times, it will assign a probability of one-sixth to the opponent betting, two-sixths to the opponent calling, and three-sixths to the opponent folding. Although this strategy is far too simplistic to be useful against a good human or AI player, TEAbot employed it successfully when tested against a simple computer player that did play randomly. The reason for TEAbot's success was that its hand evaluation function enabled it to determine which hands were worth betting on, and which should be folded.</text:p>
                  <text:p text:style-name="P41">Although TEAbot is not a very strong poker player, it successfully implements the miximix algorithm and demonstrates its effectiveness. It provides a sound foundation for developing our more effective poker AI, COFFEEbot.</text:p>
                </text:list-item>
                <text:list-item>
                  <text:p text:style-name="P39"><text:s/>COFFEEbot</text:p>
                  <text:p text:style-name="P44"><text:span text:style-name="T22">The remainder of our project will be largely focused on implementing COFFEEbot, and testing the performance of different machine learning algorithms. For this, we will make use of the Weka machine learning library for Java.</text:span></text:p>
                </text:list-item>
              </text:list>
            </text:list-item>
            <text:list-item>
              <text:p text:style-name="P39">Testing</text:p>
              <text:list>
                <text:list-item>
                  <text:p text:style-name="P39"><text:s/>Server</text:p>
                  <text:p text:style-name="P35"><text:soft-page-break/>We tested the software throughout the implementation phase. For the poker server, the requirements were that it correctly enforces the rules of poker, and that it responds within a reasonable time frame. We used the Ruby programming language's built-in unit testing framework, Test::Unit, to perform automated testing on the server. As well as tests to ensure that the rules of poker were correctly followed, we also wrote tests for each class to ensure that, even if the internal workings of the class are altered, the interface does not. This follows the software engineering principle of <text:span text:style-name="T23">design by contract. </text:span>The time performance of the server was tested manually.</text:p>
                </text:list-item>
                <text:list-item>
                  <text:p text:style-name="P39"><text:s/>TEAbot</text:p>
                  <text:p text:style-name="P35">During the development of TEAbot, the individual components were tested to ensure that each worked correctly under different inputs. In addition, if a component was intended to utilize a particular algorithm, we tested to ensure that the algorithm was correctly implemented. As each component was completed, regression testing was performed to ensure the whole system worked as expected.</text:p>
                </text:list-item>
                <text:list-item>
                  <text:p text:style-name="P39"><text:s/>COFFEEbot</text:p>
                  <text:p text:style-name="P39"><text:span text:style-name="T22">As we implement COFFEEbot, we will follow a similar testing strategy as that used for TEAbot.</text:span></text:p>
                  <text:p text:style-name="P44"><text:span text:style-name="T22">One potential complication is that using more sophisticated algorithms will negatively impact COFFEEbot's performance. For this reason, we will also consider carefully testing the CPU and memory usage of COFFEEbot. If the </text:span><text:soft-page-break/><text:span text:style-name="T22">performance in these areas is inadequate, we may have to test different components individually to find and fix any performance bottlenecks.</text:span></text:p>
                </text:list-item>
              </text:list>
            </text:list-item>
            <text:list-item>
              <text:p text:style-name="P39">Evaluation</text:p>
              <text:p text:style-name="P41">As COFFEEbot's performance at the poker table is a major objective of this project, forming a good strategy for evaluating that performance is very important.</text:p>
            </text:list-item>
          </text:list>
        </text:list-item>
      </text:list>
      <text:p text:style-name="P16">COFFEEbot will be evaluated by playing it against other bots, human players, and modified versions of itself (to experiment with variations on the strategy).</text:p>
      <text:p text:style-name="P14"><text:span text:style-name="T1">It should be noted that as Texas Holdem is a game with very high variance of scores, it is difficult to reliably ascertain which of two players is superior. Various approaches have been used by other poker AI developers [1]. These include:</text:span></text:p>
      <text:list text:style-name="L1">
        <text:list-item>
          <text:p text:style-name="P34"><text:span text:style-name="T1">playing a very large number of games between the two opponents</text:span></text:p>
        </text:list-item>
        <text:list-item>
          <text:p text:style-name="P34"><text:span text:style-name="T1">duplicate games, where the random seed is recorded, and the match is run twice with players alternating positions (so if one player receives a run of good cards, the other player will receive the same good cards in the second game)</text:span></text:p>
        </text:list-item>
        <text:list-item>
          <text:p text:style-name="P34"><text:span text:style-name="T7">DIVAT analysis</text:span><text:span text:style-name="T1">, a technique which compares the players’ performance to that of a baseline strategy.</text:span></text:p>
        </text:list-item>
      </text:list>
      <text:p text:style-name="P16">The other metrics for evaluation of COFFEEbot are speed and memory usage, though these are secondary in importance to its playing ability.</text:p>
      <text:p text:style-name="P17"><text:soft-page-break/></text:p>
      <text:list text:style-name="WW8Num4" text:continue-numbering="true">
        <text:list-item>
          <text:p text:style-name="P37">Project Planning</text:p>
          <text:list>
            <text:list-item>
              <text:p text:style-name="P45"><text:span text:style-name="T5">Division of Work</text:span><text:span text:style-name="T4"><text:line-break/></text:span><text:span text:style-name="T1">As the team only contains one member, Isaac Lewis, he will be responsible for all elements of the project.</text:span></text:p>
            </text:list-item>
            <text:list-item>
              <text:p text:style-name="P48"><text:span text:style-name="T1">Version Control</text:span><text:span text:style-name="T12"> </text:span></text:p>
            </text:list-item>
          </text:list>
        </text:list-item>
      </text:list>
      <text:p text:style-name="P53">In line with good software engineering practices, we made use of the version control system Git to maintain our project.</text:p>
      <text:list text:style-name="WW8Num4" text:continue-numbering="true">
        <text:list-item>
          <text:list text:continue-numbering="true">
            <text:list-item>
              <text:p text:style-name="P39">GANTT Chart</text:p>
            </text:list-item>
          </text:list>
        </text:list-item>
      </text:list>
      <text:p text:style-name="P6"/>
      <text:list text:style-name="WW8Num4" text:continue-numbering="true">
        <text:list-item>
          <text:p text:style-name="P37">Required Hardware &amp; Software</text:p>
          <text:list>
            <text:list-item>
              <text:p text:style-name="P39">Hardware</text:p>
            </text:list-item>
          </text:list>
        </text:list-item>
      </text:list>
      <text:list text:style-name="WW8Num6">
        <text:list-item>
          <text:p text:style-name="P46"><text:span text:style-name="T4">Computer</text:span><text:span text:style-name="T1">, for developing the server and AI</text:span></text:p>
          <text:list>
            <text:list-item>
              <text:p text:style-name="P43">Dell Inspiron 1720 Laptop running Ubuntu/Windows Vista</text:p>
            </text:list-item>
            <text:list-item>
              <text:p text:style-name="P43">2GB RAM</text:p>
            </text:list-item>
            <text:list-item>
              <text:p text:style-name="P43">Dual core processor</text:p>
            </text:list-item>
          </text:list>
        </text:list-item>
        <text:list-item>
          <text:p text:style-name="P43">If the running time/memory usage of the algorithm is high, it may be necessary to run it over a cluster of machines</text:p>
        </text:list-item>
      </text:list>
      <text:list text:style-name="WW8Num4" text:continue-numbering="true">
        <text:list-item>
          <text:list text:continue-numbering="true">
            <text:list-item>
              <text:p text:style-name="P39"><text:soft-page-break/>Software</text:p>
            </text:list-item>
          </text:list>
        </text:list-item>
      </text:list>
      <text:list text:style-name="WW8Num8">
        <text:list-item>
          <text:p text:style-name="P47"><text:span text:style-name="T4">Ruby 1.8</text:span><text:span text:style-name="T1">, for writing the poker server</text:span></text:p>
        </text:list-item>
        <text:list-item>
          <text:p text:style-name="P47"><text:span text:style-name="T4">Java SE 6</text:span><text:span text:style-name="T1">, for writing the poker AI</text:span></text:p>
        </text:list-item>
        <text:list-item>
          <text:p text:style-name="P49"><text:span text:style-name="T1">Weka</text:span><text:span text:style-name="T12">, for incorporating machine learning</text:span></text:p>
        </text:list-item>
        <text:list-item>
          <text:p text:style-name="P49"><text:span text:style-name="T1">Git</text:span><text:span text:style-name="T12">, for version control</text:span></text:p>
        </text:list-item>
      </text:list>
      <text:list text:style-name="WW8Num4" text:continue-numbering="true">
        <text:list-item>
          <text:p text:style-name="P37">References</text:p>
        </text:list-item>
      </text:list>
      <text:p text:style-name="P11"><text:s/>[1] M. B. Johanson, “Robust Strategies and Counter-Strategies: Building a Champion Level Computer Poker Player”, M.S thesis, Dept. CS, U. o. Alberta, Edmonton, 2007 [Online]. Available: http://www.cs.ualberta.ca/~games/poker/publications/johanson.msc.pdf </text:p>
      <text:p text:style-name="P1"><text:span text:style-name="T1">[2] T. C. </text:span><text:span text:style-name="T3">Schauenberg, “Opponent Modelling and Search in Poker”, M.S thesis, Dept. CS, U. o. Alberta, Edmonton, 2006 [Online]. Available: h</text:span><text:span text:style-name="T1">ttp://webdocs.cs.ualberta.ca/~darse/Papers/schauenberg.m</text:span><text:span text:style-name="T3">sc.pdf</text:span></text:p>
      <text:p text:style-name="P1"><text:span text:style-name="T1"><text:s/>[3] D. Kushner, “On the Internet, Nobody Knows You’re A Bot”, </text:span><text:span text:style-name="T7">Wired Magazine, </text:span><text:span text:style-name="T1">Issue 13.09, Sept 05. [Online] Available: http://www.wired.com/wired/archive/13.09/pokerbots.html</text:span></text:p>
      <text:p text:style-name="P1"><text:span text:style-name="T1">[4] R. Caruana</text:span><text:span text:style-name="T3">, A. Niculescu-Mizil, “An Empirical Comparison of Supervised Learning Algorithms”, <text:s/>Dept. CS, Cornell U., Ithaca, 2006 [Online]. Available: </text:span><text:span text:style-name="T19">http://www.cs.cornell.edu/~caruana/ctp/ct.papers/caruana.icml06.pdf</text:span><text:span text:style-name="T20"> </text:span></text:p>
      <text:p text:style-name="P1"><text:soft-page-break/><text:span text:style-name="T20">[5] D. Billings et al., "Game Tree Search with Adaptation in Stochastic Imperfect Information Games", </text:span><text:span text:style-name="T3">Dept. CS, U. o. Alberta, Edmonton, 2004 [Online]. Available: http://webdocs.cs.ualberta.ca/~darse/Papers/CG04-iigts.pdf</text:span></text:p>
      <text:p text:style-name="P1"><text:span text:style-name="T3">[6</text:span><text:span text:style-name="T19">] "About Ruby", [Online]. Available: http://www.ruby-lang.org/en/about/</text:span></text:p>
      <text:p text:style-name="P31">[7] "The Great Poker Hand Evaluator Roundup", [Online]. Available: http://www.codingthewheel.com/archives/poker-hand-evaluator-roundup</text:p>
      <text:p text:style-name="Standard"><text:span text:style-name="T30">[8] "</text:span><text:span text:style-name="T17">Spears adaptation of RayW LUT hand evaluator", [Online]. Available ZIP archive: </text:span><text:span text:style-name="T30"><text:s/>http://pokerai.org/pj2/code/eval.zip (within folder eval.zip/pokerai/game/eval/spears)</text:span></text:p>
      <text:p text:style-name="P32">[9] "Texas Holdem Rules and Game Play", [Online]. Available: http://www.pokerlistings.com/poker-rules-texas-holdem </text:p>
      <text:p text:style-name="P7"/>
      <text:p text:style-name="P8">Appendix A: Minutes</text:p>
      <text:p text:style-name="P9">Minutes of the 1st Project Meeting</text:p>
      <text:p text:style-name="P12"><text:bookmark text:name="table1"/>Date: August 27th, 2010</text:p>
      <text:p text:style-name="P12">Time: 10:00 AM</text:p>
      <text:p text:style-name="P12">Place: Room 3513</text:p>
      <text:p text:style-name="P12">Present: Isaac Lewis, Brian Mak</text:p>
      <text:p text:style-name="P12">Absent: None</text:p>
      <text:p text:style-name="P13"><text:span text:style-name="T13">1. Approval of minutes</text:span><text:line-break/>This was the first formal group meeting, so there were no minutes to approve.</text:p>
      <text:p text:style-name="P26"><text:soft-page-break/><text:span text:style-name="T13">2. Report on progress</text:span><text:line-break/>2.1. Isaac read a number of papers on poker AI, and did some background reading on machine learning.</text:p>
      <text:p text:style-name="P26"><text:span text:style-name="T13">3. Discussion items<text:line-break/></text:span>    3.1. We discussed the development of the project<text:line-break/>           - Professor Mak recommended that for projects like this, a good approach is to first build a simple system that works, then attempt to find improvements.</text:p>
      <text:p text:style-name="P26"><text:tab/>- In this context, this means implementing an existing poker algorithm, then attempting to improve it through the use of machine learning techniques</text:p>
      <text:p text:style-name="P26">    3.2. We discussed the organization of the project<text:line-break/>           - <text:s/>What resources are available to students<text:line-break/>           - Need to set a time for fortnightly meetings<text:line-break/></text:p>
      <text:p text:style-name="P26"><text:span text:style-name="T13">4. Goals until next meeting<text:line-break/></text:span>    4.1 Isaac will write the project proposal for September 21st</text:p>
      <text:p text:style-name="P26"><text:span text:style-name="T13">5. Meeting adjournment and next meeting<text:line-break/></text:span>The meeting was adjourned at 10:30 AM.<text:line-break/>The date and time of the next meeting will be set later by e-mail.</text:p>
      <text:p text:style-name="P9">Minutes of the 2nd Project Meeting</text:p>
      <text:p text:style-name="P12"><text:bookmark text:name="table11"/>Date: 20th September, 2010</text:p>
      <text:p text:style-name="P12">Time: 3:00 PM</text:p>
      <text:p text:style-name="P12">Place: Room 3513</text:p>
      <text:p text:style-name="P12">Present: Isaac Lewis, Brian Mak</text:p>
      <text:p text:style-name="P12">Absent: None</text:p>
      <text:p text:style-name="P2"><text:soft-page-break/><text:span text:style-name="T16">1. Approval of minutes</text:span><text:span text:style-name="T15"><text:line-break/>The minutes of the last meeting were approved without amendment.</text:span><text:span text:style-name="T19"> </text:span></text:p>
      <text:p text:style-name="P26"><text:span text:style-name="T13">2. Report on progress</text:span><text:line-break/>2.1. Isaac had almost completed a first draft of the project proposal, but wanted some feedback</text:p>
      <text:p text:style-name="P26"><text:span text:style-name="T13">3. Discussion items<text:line-break/></text:span>    3.1. Some questions of whether the writing style was appropriate<text:line-break/><text:tab/>- e.g., whether use of words like 'likely', 'probably', 'maybe' is acceptable</text:p>
      <text:p text:style-name="P26">    3.2. Definitions should be provided for terms specific to poker, but not necessary for terms specific to machine learning.</text:p>
      <text:p text:style-name="P26"><text:s text:c="2"/>3.3 Prof. Mak thought that the time allocated for attempting to improve the poker AI was too short, and therefore should aim to complete the earlier stages of the project sooner</text:p>
      <text:p text:style-name="P26"><text:s text:c="2"/>3.4 Agreed on time for project meeting at 1:30 PM on alternate Fridays, beginning October 8th.<text:line-break/></text:p>
      <text:p text:style-name="P26"><text:span text:style-name="T13">4. Goals until next meeting<text:line-break/></text:span>    4.1 Isaac will submit the completed proposal on the 21st September.</text:p>
      <text:p text:style-name="P26">4.2 Isaac will begin work on the poker server.</text:p>
      <text:p text:style-name="P27"><text:span text:style-name="T13">5. Meeting adjournment and next meeting<text:line-break/></text:span>The meeting was adjourned at 3:30 AM.<text:line-break/>The next meeting will be at 1:30 PM, October 8th.</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MBX10" svg:font-family="CMBX10, 'Times New Roman'"/>
    <style:font-face style:name="Lucida Grande" svg:font-family="'Lucida Grande', 'Trebuchet MS', Helvetica, Arial, sans-serif"/>
    <style:font-face style:name="StarSymbol" svg:font-family="StarSymbol"/>
    <style:font-face style:name="Tahoma2" svg:font-family="Tahoma"/>
    <style:font-face style:name="Times New Roman1" svg:font-family="'Times New Roman'"/>
    <style:font-face style:name="Verdana" svg:font-family="Verdana"/>
    <style:font-face style:name="Courier New" svg:font-family="'Courier New'" style:font-family-generic="modern"/>
    <style:font-face style:name="Helvetica" svg:font-family="Helvetica" style:font-family-generic="swiss"/>
    <style:font-face style:name="helvetica" svg:font-family="helvetica" style:font-family-generic="swiss"/>
    <style:font-face style:name="Courier New1" svg:font-family="'Courier New'" style:font-family-generic="modern" style:font-pitch="fixed"/>
    <style:font-face style:name="PMingLiU" svg:font-family="PMingLiU, ·s²Ó©úÅ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50%" fo:orphans="2" fo:widows="2" style:writing-mode="lr-tb"/>
      <style:text-properties style:use-window-font-color="true" style:font-name="Calibri" fo:font-size="11pt" fo:language="en" fo:country="US" style:font-name-asian="PMingLiU" style:font-size-asian="11pt" style:language-asian="zh" style:country-asian="HK"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complex="Times New Roman"/>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St9z0" style:family="text">
      <style:text-properties style:font-name-complex="Times New Roman"/>
    </style:style>
    <style:style style:name="Default_20_Paragraph_20_Font" style:display-name="Default Paragraph Font" style:family="text"/>
    <style:style style:name="Line_20_numbering" style:display-name="Line numbering" style:family="text" style:parent-style-name="Default_20_Paragraph_20_Font">
      <style:text-properties style:font-name-complex="Times New Roman"/>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min-label-width="0.635cm"/>
      </text:list-level-style-number>
      <text:list-level-style-number text:level="2" text:style-name="WW8Num1z0" style:num-suffix="." style:num-format="1" text:display-levels="2">
        <style:list-level-properties text:space-before="0.635cm" text:min-label-width="0.762cm"/>
      </text:list-level-style-number>
      <text:list-level-style-number text:level="3" text:style-name="WW8Num1z0" style:num-suffix="." style:num-format="1" text:display-levels="3">
        <style:list-level-properties text:space-before="1.27cm" text:min-label-width="0.889cm"/>
      </text:list-level-style-number>
      <text:list-level-style-number text:level="4" text:style-name="WW8Num1z0" style:num-suffix="." style:num-format="1" text:display-levels="4">
        <style:list-level-properties text:space-before="1.905cm" text:min-label-width="1.143cm"/>
      </text:list-level-style-number>
      <text:list-level-style-number text:level="5" text:style-name="WW8Num1z0" style:num-suffix="." style:num-format="1" text:display-levels="5">
        <style:list-level-properties text:space-before="2.54cm" text:min-label-width="1.397cm"/>
      </text:list-level-style-number>
      <text:list-level-style-number text:level="6" text:style-name="WW8Num1z0" style:num-suffix="." style:num-format="1" text:display-levels="6">
        <style:list-level-properties text:space-before="3.175cm" text:min-label-width="1.651cm"/>
      </text:list-level-style-number>
      <text:list-level-style-number text:level="7" text:style-name="WW8Num1z0" style:num-suffix="." style:num-format="1" text:display-levels="7">
        <style:list-level-properties text:space-before="3.81cm" text:min-label-width="1.905cm"/>
      </text:list-level-style-number>
      <text:list-level-style-number text:level="8" text:style-name="WW8Num1z0" style:num-suffix="." style:num-format="1" text:display-levels="8">
        <style:list-level-properties text:space-before="4.445cm" text:min-label-width="2.159cm"/>
      </text:list-level-style-number>
      <text:list-level-style-number text:level="9" text:style-name="WW8Num1z0"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space-before="1.27cm" text:min-label-width="0.635cm"/>
      </text:list-level-style-number>
      <text:list-level-style-number text:level="2" text:style-name="WW8Num2z0" style:num-suffix="." style:num-format="a" style:num-letter-sync="true">
        <style:list-level-properties text:space-before="2.54cm" text:min-label-width="0.635cm"/>
      </text:list-level-style-number>
      <text:list-level-style-number text:level="3" text:style-name="WW8Num2z0" style:num-suffix="." style:num-format="i">
        <style:list-level-properties text:min-label-width="4.445cm" text:min-label-distance="0.318cm" fo:text-align="end"/>
      </text:list-level-style-number>
      <text:list-level-style-number text:level="4" text:style-name="WW8Num2z0" style:num-suffix="." style:num-format="1">
        <style:list-level-properties text:space-before="5.08cm" text:min-label-width="0.635cm"/>
      </text:list-level-style-number>
      <text:list-level-style-number text:level="5" text:style-name="WW8Num2z0" style:num-suffix="." style:num-format="a" style:num-letter-sync="true">
        <style:list-level-properties text:space-before="6.35cm" text:min-label-width="0.635cm"/>
      </text:list-level-style-number>
      <text:list-level-style-number text:level="6" text:style-name="WW8Num2z0" style:num-suffix="." style:num-format="i">
        <style:list-level-properties text:min-label-width="8.255cm" text:min-label-distance="0.318cm" fo:text-align="end"/>
      </text:list-level-style-number>
      <text:list-level-style-number text:level="7" text:style-name="WW8Num2z0" style:num-suffix="." style:num-format="1">
        <style:list-level-properties text:space-before="8.89cm" text:min-label-width="0.635cm"/>
      </text:list-level-style-number>
      <text:list-level-style-number text:level="8" text:style-name="WW8Num2z0" style:num-suffix="." style:num-format="a" style:num-letter-sync="true">
        <style:list-level-properties text:space-before="10.16cm" text:min-label-width="0.635cm"/>
      </text:list-level-style-number>
      <text:list-level-style-number text:level="9" text:style-name="WW8Num2z0"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style:list-level-properties text:space-before="0.635cm" text:min-label-width="0.635cm"/>
      </text:list-level-style-number>
      <text:list-level-style-number text:level="2" text:style-name="WW8Num3z0" style:num-suffix="." style:num-format="a" style:num-letter-sync="true">
        <style:list-level-properties text:space-before="1.905cm" text:min-label-width="0.635cm"/>
      </text:list-level-style-number>
      <text:list-level-style-number text:level="3" text:style-name="WW8Num3z0" style:num-suffix="." style:num-format="i">
        <style:list-level-properties text:min-label-width="3.81cm" text:min-label-distance="0.318cm" fo:text-align="end"/>
      </text:list-level-style-number>
      <text:list-level-style-number text:level="4" text:style-name="WW8Num3z0" style:num-suffix="." style:num-format="1">
        <style:list-level-properties text:space-before="4.445cm" text:min-label-width="0.635cm"/>
      </text:list-level-style-number>
      <text:list-level-style-number text:level="5" text:style-name="WW8Num3z0" style:num-suffix="." style:num-format="a" style:num-letter-sync="true">
        <style:list-level-properties text:space-before="5.715cm" text:min-label-width="0.635cm"/>
      </text:list-level-style-number>
      <text:list-level-style-number text:level="6" text:style-name="WW8Num3z0" style:num-suffix="." style:num-format="i">
        <style:list-level-properties text:min-label-width="7.62cm" text:min-label-distance="0.318cm" fo:text-align="end"/>
      </text:list-level-style-number>
      <text:list-level-style-number text:level="7" text:style-name="WW8Num3z0" style:num-suffix="." style:num-format="1">
        <style:list-level-properties text:space-before="8.255cm" text:min-label-width="0.635cm"/>
      </text:list-level-style-number>
      <text:list-level-style-number text:level="8" text:style-name="WW8Num3z0" style:num-suffix="." style:num-format="a" style:num-letter-sync="true">
        <style:list-level-properties text:space-before="9.525cm" text:min-label-width="0.635cm"/>
      </text:list-level-style-number>
      <text:list-level-style-number text:level="9" text:style-name="WW8Num3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0.635cm"/>
      </text:list-level-style-number>
      <text:list-level-style-number text:level="2" text:style-name="WW8Num4z0" style:num-suffix="." style:num-format="1" text:display-levels="2">
        <style:list-level-properties text:space-before="0.635cm" text:min-label-width="0.762cm"/>
      </text:list-level-style-number>
      <text:list-level-style-number text:level="3" text:style-name="WW8Num4z0" style:num-suffix="." style:num-format="1" text:display-levels="3">
        <style:list-level-properties text:space-before="1.27cm" text:min-label-width="0.889cm"/>
      </text:list-level-style-number>
      <text:list-level-style-number text:level="4" text:style-name="WW8Num4z0" style:num-suffix="." style:num-format="1" text:display-levels="4">
        <style:list-level-properties text:space-before="1.905cm" text:min-label-width="1.143cm"/>
      </text:list-level-style-number>
      <text:list-level-style-number text:level="5" text:style-name="WW8Num4z0" style:num-suffix="." style:num-format="1" text:display-levels="5">
        <style:list-level-properties text:space-before="2.54cm" text:min-label-width="1.397cm"/>
      </text:list-level-style-number>
      <text:list-level-style-number text:level="6" text:style-name="WW8Num4z0" style:num-suffix="." style:num-format="1" text:display-levels="6">
        <style:list-level-properties text:space-before="3.175cm" text:min-label-width="1.651cm"/>
      </text:list-level-style-number>
      <text:list-level-style-number text:level="7" text:style-name="WW8Num4z0" style:num-suffix="." style:num-format="1" text:display-levels="7">
        <style:list-level-properties text:space-before="3.81cm" text:min-label-width="1.905cm"/>
      </text:list-level-style-number>
      <text:list-level-style-number text:level="8" text:style-name="WW8Num4z0" style:num-suffix="." style:num-format="1" text:display-levels="8">
        <style:list-level-properties text:space-before="4.445cm" text:min-label-width="2.159cm"/>
      </text:list-level-style-number>
      <text:list-level-style-number text:level="9" text:style-name="WW8Num4z0"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min-label-width="0.635cm"/>
      </text:list-level-style-number>
      <text:list-level-style-number text:level="2" text:style-name="WW8Num5z0" style:num-suffix="." style:num-format="1" text:display-levels="2">
        <style:list-level-properties text:space-before="0.635cm" text:min-label-width="0.762cm"/>
      </text:list-level-style-number>
      <text:list-level-style-number text:level="3" text:style-name="WW8Num5z0" style:num-suffix="." style:num-format="1" text:display-levels="3">
        <style:list-level-properties text:space-before="1.27cm" text:min-label-width="0.889cm"/>
      </text:list-level-style-number>
      <text:list-level-style-number text:level="4" text:style-name="WW8Num5z0" style:num-suffix="." style:num-format="1" text:display-levels="4">
        <style:list-level-properties text:space-before="1.905cm" text:min-label-width="1.143cm"/>
      </text:list-level-style-number>
      <text:list-level-style-number text:level="5" text:style-name="WW8Num5z0" style:num-suffix="." style:num-format="1" text:display-levels="5">
        <style:list-level-properties text:space-before="2.54cm" text:min-label-width="1.397cm"/>
      </text:list-level-style-number>
      <text:list-level-style-number text:level="6" text:style-name="WW8Num5z0" style:num-suffix="." style:num-format="1" text:display-levels="6">
        <style:list-level-properties text:space-before="3.175cm" text:min-label-width="1.651cm"/>
      </text:list-level-style-number>
      <text:list-level-style-number text:level="7" text:style-name="WW8Num5z0" style:num-suffix="." style:num-format="1" text:display-levels="7">
        <style:list-level-properties text:space-before="3.81cm" text:min-label-width="1.905cm"/>
      </text:list-level-style-number>
      <text:list-level-style-number text:level="8" text:style-name="WW8Num5z0" style:num-suffix="." style:num-format="1" text:display-levels="8">
        <style:list-level-properties text:space-before="4.445cm" text:min-label-width="2.159cm"/>
      </text:list-level-style-number>
      <text:list-level-style-number text:level="9" text:style-name="WW8Num5z0"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1.905cm" text:min-label-width="0.635cm"/>
        <style:text-properties style:font-name="Symbol"/>
      </text:list-level-style-bullet>
      <text:list-level-style-bullet text:level="2" text:style-name="WW8Num6z1" style:num-suffix="." text:bullet-char="o">
        <style:list-level-properties text:space-before="3.175cm" text:min-label-width="0.635cm"/>
        <style:text-properties style:font-name="Courier New1"/>
      </text:list-level-style-bullet>
      <text:list-level-style-bullet text:level="3" text:style-name="WW8Num6z2" style:num-suffix="." text:bullet-char="">
        <style:list-level-properties text:space-before="4.445cm" text:min-label-width="0.635cm"/>
        <style:text-properties style:font-name="Wingdings"/>
      </text:list-level-style-bullet>
      <text:list-level-style-bullet text:level="4" text:style-name="WW8Num6z0" style:num-suffix="." text:bullet-char="">
        <style:list-level-properties text:space-before="5.715cm" text:min-label-width="0.635cm"/>
        <style:text-properties style:font-name="Symbol"/>
      </text:list-level-style-bullet>
      <text:list-level-style-bullet text:level="5" text:style-name="WW8Num6z1" style:num-suffix="." text:bullet-char="o">
        <style:list-level-properties text:space-before="6.985cm" text:min-label-width="0.635cm"/>
        <style:text-properties style:font-name="Courier New1"/>
      </text:list-level-style-bullet>
      <text:list-level-style-bullet text:level="6" text:style-name="WW8Num6z2" style:num-suffix="." text:bullet-char="">
        <style:list-level-properties text:space-before="8.255cm" text:min-label-width="0.635cm"/>
        <style:text-properties style:font-name="Wingdings"/>
      </text:list-level-style-bullet>
      <text:list-level-style-bullet text:level="7" text:style-name="WW8Num6z0" style:num-suffix="." text:bullet-char="">
        <style:list-level-properties text:space-before="9.525cm" text:min-label-width="0.635cm"/>
        <style:text-properties style:font-name="Symbol"/>
      </text:list-level-style-bullet>
      <text:list-level-style-bullet text:level="8" text:style-name="WW8Num6z1" style:num-suffix="." text:bullet-char="o">
        <style:list-level-properties text:space-before="10.795cm" text:min-label-width="0.635cm"/>
        <style:text-properties style:font-name="Courier New1"/>
      </text:list-level-style-bullet>
      <text:list-level-style-bullet text:level="9" text:style-name="WW8Num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0.635cm"/>
      </text:list-level-style-number>
      <text:list-level-style-number text:level="2" text:style-name="WW8Num7z0" style:num-suffix="." style:num-format="1" text:display-levels="2">
        <style:list-level-properties text:space-before="0.635cm" text:min-label-width="0.762cm"/>
      </text:list-level-style-number>
      <text:list-level-style-number text:level="3" text:style-name="WW8Num7z0" style:num-suffix="." style:num-format="1" text:display-levels="3">
        <style:list-level-properties text:space-before="1.27cm" text:min-label-width="0.889cm"/>
      </text:list-level-style-number>
      <text:list-level-style-number text:level="4" text:style-name="WW8Num7z0" style:num-suffix="." style:num-format="1" text:display-levels="4">
        <style:list-level-properties text:space-before="1.905cm" text:min-label-width="1.143cm"/>
      </text:list-level-style-number>
      <text:list-level-style-number text:level="5" text:style-name="WW8Num7z0" style:num-suffix="." style:num-format="1" text:display-levels="5">
        <style:list-level-properties text:space-before="2.54cm" text:min-label-width="1.397cm"/>
      </text:list-level-style-number>
      <text:list-level-style-number text:level="6" text:style-name="WW8Num7z0" style:num-suffix="." style:num-format="1" text:display-levels="6">
        <style:list-level-properties text:space-before="3.175cm" text:min-label-width="1.651cm"/>
      </text:list-level-style-number>
      <text:list-level-style-number text:level="7" text:style-name="WW8Num7z0" style:num-suffix="." style:num-format="1" text:display-levels="7">
        <style:list-level-properties text:space-before="3.81cm" text:min-label-width="1.905cm"/>
      </text:list-level-style-number>
      <text:list-level-style-number text:level="8" text:style-name="WW8Num7z0" style:num-suffix="." style:num-format="1" text:display-levels="8">
        <style:list-level-properties text:space-before="4.445cm" text:min-label-width="2.159cm"/>
      </text:list-level-style-number>
      <text:list-level-style-number text:level="9" text:style-name="WW8Num7z0"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905cm" text:min-label-width="0.635cm"/>
        <style:text-properties style:font-name="Symbol"/>
      </text:list-level-style-bullet>
      <text:list-level-style-bullet text:level="2" text:style-name="WW8Num8z1" style:num-suffix="." text:bullet-char="o">
        <style:list-level-properties text:space-before="3.175cm" text:min-label-width="0.635cm"/>
        <style:text-properties style:font-name="Courier New1"/>
      </text:list-level-style-bullet>
      <text:list-level-style-bullet text:level="3" text:style-name="WW8Num8z2" style:num-suffix="." text:bullet-char="">
        <style:list-level-properties text:space-before="4.445cm" text:min-label-width="0.635cm"/>
        <style:text-properties style:font-name="Wingdings"/>
      </text:list-level-style-bullet>
      <text:list-level-style-bullet text:level="4" text:style-name="WW8Num8z0" style:num-suffix="." text:bullet-char="">
        <style:list-level-properties text:space-before="5.715cm" text:min-label-width="0.635cm"/>
        <style:text-properties style:font-name="Symbol"/>
      </text:list-level-style-bullet>
      <text:list-level-style-bullet text:level="5" text:style-name="WW8Num8z1" style:num-suffix="." text:bullet-char="o">
        <style:list-level-properties text:space-before="6.985cm" text:min-label-width="0.635cm"/>
        <style:text-properties style:font-name="Courier New1"/>
      </text:list-level-style-bullet>
      <text:list-level-style-bullet text:level="6" text:style-name="WW8Num8z2" style:num-suffix="." text:bullet-char="">
        <style:list-level-properties text:space-before="8.255cm" text:min-label-width="0.635cm"/>
        <style:text-properties style:font-name="Wingdings"/>
      </text:list-level-style-bullet>
      <text:list-level-style-bullet text:level="7" text:style-name="WW8Num8z0" style:num-suffix="." text:bullet-char="">
        <style:list-level-properties text:space-before="9.525cm" text:min-label-width="0.635cm"/>
        <style:text-properties style:font-name="Symbol"/>
      </text:list-level-style-bullet>
      <text:list-level-style-bullet text:level="8" text:style-name="WW8Num8z1" style:num-suffix="." text:bullet-char="o">
        <style:list-level-properties text:space-before="10.795cm" text:min-label-width="0.635cm"/>
        <style:text-properties style:font-name="Courier New1"/>
      </text:list-level-style-bullet>
      <text:list-level-style-bullet text:level="9" text:style-name="WW8Num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ccjchiu</meta:initial-creator>
    <meta:creation-date>2010-09-20T14:52:00</meta:creation-date>
    <dc:date>2011-02-11T21:07:56</dc:date>
    <meta:print-date>2010-09-20T14:51:00</meta:print-date>
    <meta:editing-cycles>56</meta:editing-cycles>
    <meta:editing-duration>P1DT8H20M59S</meta:editing-duration>
    <meta:user-defined meta:name="Info 1"/>
    <meta:user-defined meta:name="Info 2"/>
    <meta:user-defined meta:name="Info 3"/>
    <meta:user-defined meta:name="Info 4"/>
    <meta:document-statistic meta:table-count="0" meta:image-count="0" meta:object-count="0" meta:page-count="25" meta:paragraph-count="148" meta:word-count="4382" meta:character-count="27374"/>
  </office:meta>
</office:document-meta>
</file>